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4e5c6d" officeooo:paragraph-rsid="004e5c6d" style:font-weight-asian="normal" style:font-weight-complex="normal"/>
    </style:style>
    <style:style style:name="P2" style:family="paragraph" style:parent-style-name="Preformatted_20_Text">
      <style:text-properties fo:font-weight="normal" officeooo:rsid="004ef841" officeooo:paragraph-rsid="004ef841" style:font-weight-asian="normal" style:font-weight-complex="normal"/>
    </style:style>
    <style:style style:name="P3" style:family="paragraph" style:parent-style-name="Preformatted_20_Text">
      <style:text-properties fo:font-weight="normal" officeooo:rsid="004fec0f" officeooo:paragraph-rsid="004fec0f" style:font-weight-asian="normal" style:font-weight-complex="normal"/>
    </style:style>
    <style:style style:name="P4" style:family="paragraph" style:parent-style-name="Preformatted_20_Text">
      <style:text-properties fo:font-weight="normal" officeooo:rsid="00515555" officeooo:paragraph-rsid="00515555" style:font-weight-asian="normal" style:font-weight-complex="normal"/>
    </style:style>
    <style:style style:name="P5" style:family="paragraph" style:parent-style-name="Preformatted_20_Text">
      <style:text-properties fo:font-weight="normal" officeooo:rsid="00535d58" officeooo:paragraph-rsid="00535d58" style:font-weight-asian="normal" style:font-weight-complex="normal"/>
    </style:style>
    <style:style style:name="P6" style:family="paragraph" style:parent-style-name="Preformatted_20_Text">
      <style:text-properties fo:font-weight="normal" officeooo:rsid="00557303" officeooo:paragraph-rsid="00557303" style:font-weight-asian="normal" style:font-weight-complex="normal"/>
    </style:style>
    <style:style style:name="P7" style:family="paragraph" style:parent-style-name="Preformatted_20_Text">
      <style:text-properties fo:font-weight="normal" officeooo:rsid="005734c4" officeooo:paragraph-rsid="005734c4" style:font-weight-asian="normal" style:font-weight-complex="normal"/>
    </style:style>
    <style:style style:name="P8" style:family="paragraph" style:parent-style-name="Preformatted_20_Text">
      <style:text-properties fo:font-weight="bold" officeooo:rsid="004fec0f" officeooo:paragraph-rsid="004fec0f" style:font-weight-asian="bold" style:font-weight-complex="bold"/>
    </style:style>
    <style:style style:name="P9" style:family="paragraph" style:parent-style-name="Preformatted_20_Text">
      <style:text-properties fo:font-weight="bold" officeooo:rsid="004e5c6d" officeooo:paragraph-rsid="004e5c6d" style:font-weight-asian="bold" style:font-weight-complex="bold"/>
    </style:style>
    <style:style style:name="P10" style:family="paragraph" style:parent-style-name="Preformatted_20_Text">
      <style:text-properties fo:font-weight="bold" officeooo:rsid="004ef841" officeooo:paragraph-rsid="004ef841" style:font-weight-asian="bold" style:font-weight-complex="bold"/>
    </style:style>
    <style:style style:name="P11" style:family="paragraph" style:parent-style-name="Preformatted_20_Text">
      <style:text-properties fo:font-weight="bold" officeooo:rsid="00515555" officeooo:paragraph-rsid="00515555" style:font-weight-asian="bold" style:font-weight-complex="bold"/>
    </style:style>
    <style:style style:name="P12" style:family="paragraph" style:parent-style-name="Preformatted_20_Text">
      <style:text-properties fo:font-weight="bold" officeooo:rsid="00535d58" officeooo:paragraph-rsid="00535d58" style:font-weight-asian="bold" style:font-weight-complex="bold"/>
    </style:style>
    <style:style style:name="P13" style:family="paragraph" style:parent-style-name="Preformatted_20_Text">
      <style:text-properties fo:font-weight="bold" officeooo:rsid="00557303" officeooo:paragraph-rsid="00557303" style:font-weight-asian="bold" style:font-weight-complex="bold"/>
    </style:style>
    <style:style style:name="P14" style:family="paragraph" style:parent-style-name="Preformatted_20_Text">
      <style:text-properties fo:font-weight="bold" officeooo:rsid="005734c4" officeooo:paragraph-rsid="005734c4" style:font-weight-asian="bold" style:font-weight-complex="bold"/>
    </style:style>
    <style:style style:name="P15" style:family="paragraph" style:parent-style-name="Preformatted_20_Text">
      <style:text-properties officeooo:paragraph-rsid="00515555"/>
    </style:style>
    <style:style style:name="T1" style:family="text">
      <style:text-properties style:font-name="Liberation Mono" fo:font-size="10pt" fo:font-weight="bold" officeooo:rsid="00515555" style:font-name-asian="Liberation Mono" style:font-size-asian="10pt" style:font-weight-asian="bold" style:font-name-complex="Liberation Mono" style:font-size-complex="10pt" style:font-weight-complex="bold"/>
    </style:style>
    <style:style style:name="T2" style:family="text">
      <style:text-properties style:font-name="Liberation Mono" fo:font-size="10pt" fo:font-weight="bold" officeooo:rsid="005b6baf" style:font-name-asian="Liberation Mono" style:font-size-asian="10pt" style:font-weight-asian="bold" style:font-name-complex="Liberation Mono" style:font-size-complex="10pt" style:font-weight-complex="bold"/>
    </style:style>
    <style:style style:name="T3" style:family="text">
      <style:text-properties officeooo:rsid="005a5bd1"/>
    </style:style>
    <style:style style:name="T4" style:family="text">
      <style:text-properties officeooo:rsid="005b6baf"/>
    </style:style>
    <style:style style:name="T5" style:family="text">
      <style:text-properties fo:font-weight="bold" officeooo:rsid="00515555" style:font-weight-asian="bold" style:font-weight-complex="bold"/>
    </style:style>
    <style:style style:name="T6" style:family="text">
      <style:text-properties fo:font-weight="bold" officeooo:rsid="005b6baf" style:font-weight-asian="bold" style:font-weight-complex="bold"/>
    </style:style>
    <style:style style:name="T7" style:family="text">
      <style:text-properties fo:font-weight="bold" officeooo:rsid="005a5bd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03</text:p>
      <text:p text:style-name="P1"/>
      <text:p text:style-name="P1">ex00</text:p>
      <text:p text:style-name="P1"/>
      <text:p text:style-name="P9">void<text:tab/>ft_ft(int *nbr)</text:p>
      <text:p text:style-name="P9">{</text:p>
      <text:p text:style-name="P9"><text:tab/>*nbr = 42;</text:p>
      <text:p text:style-name="P9">}</text:p>
      <text:p text:style-name="P9"/>
      <text:p text:style-name="P2">ex01</text:p>
      <text:p text:style-name="P2"/>
      <text:p text:style-name="P10">void<text:tab/>ft_ft(int *********nbr)</text:p>
      <text:p text:style-name="P10">{</text:p>
      <text:p text:style-name="P10"><text:tab/>*********nbr = 42;</text:p>
      <text:p text:style-name="P10">}</text:p>
      <text:p text:style-name="P2"/>
      <text:p text:style-name="P2">NOTE : 9 Pointeurs</text:p>
      <text:p text:style-name="P2"/>
      <text:p text:style-name="P3">ex02</text:p>
      <text:p text:style-name="P3"/>
      <text:p text:style-name="P8">void<text:tab/>ft_swap(int *a, int *b)</text:p>
      <text:p text:style-name="P8">{</text:p>
      <text:p text:style-name="P8"><text:tab/>int<text:tab/><text:tab/>swap;</text:p>
      <text:p text:style-name="P8"/>
      <text:p text:style-name="P8"><text:tab/>swap = *b;</text:p>
      <text:p text:style-name="P8"><text:tab/>*b = *a;</text:p>
      <text:p text:style-name="P8"><text:tab/>*a = swap;</text:p>
      <text:p text:style-name="P8">}</text:p>
      <text:p text:style-name="P3"/>
      <text:p text:style-name="P3">ou</text:p>
      <text:p text:style-name="P3"/>
      <text:p text:style-name="P8">void<text:tab/>ft_swap(int *a, int *b)</text:p>
      <text:p text:style-name="P8">{</text:p>
      <text:p text:style-name="P8"><text:tab/>int<text:tab/><text:tab/>swap;</text:p>
      <text:p text:style-name="P8"/>
      <text:p text:style-name="P8"><text:tab/>swap = *a;</text:p>
      <text:p text:style-name="P8"><text:tab/>*a = *b;</text:p>
      <text:p text:style-name="P8"><text:tab/>*b = swap;</text:p>
      <text:p text:style-name="P8">}</text:p>
      <text:p text:style-name="P3"/>
      <text:p text:style-name="P3">ex03</text:p>
      <text:p text:style-name="P3"/>
      <text:p text:style-name="P8">void<text:tab/>ft_div_mod(int a, int b, int *div, int *mod)</text:p>
      <text:p text:style-name="P8">{</text:p>
      <text:p text:style-name="P8"><text:tab/>*div = a / b;</text:p>
      <text:p text:style-name="P8"><text:tab/>*mod = a % b;</text:p>
      <text:p text:style-name="P8">}</text:p>
      <text:p text:style-name="P3"/>
      <text:p text:style-name="P4">ex04</text:p>
      <text:p text:style-name="P4"/>
      <text:p text:style-name="P11">void<text:tab/>ft_ultimate_div_mod(int *a, int *b)</text:p>
      <text:p text:style-name="P11">{</text:p>
      <text:p text:style-name="P11"><text:tab/>int div;</text:p>
      <text:p text:style-name="P11"><text:tab/>int mod;</text:p>
      <text:p text:style-name="P11"/>
      <text:p text:style-name="P11"><text:tab/>div = *a / *b;</text:p>
      <text:p text:style-name="P11"><text:tab/>mod = *a % *b;</text:p>
      <text:p text:style-name="P11"><text:tab/>*a = div;</text:p>
      <text:p text:style-name="P11"><text:tab/>*b = mod;</text:p>
      <text:p text:style-name="P11">}</text:p>
      <text:p text:style-name="P4"/>
      <text:p text:style-name="P5">ex05</text:p>
      <text:p text:style-name="P5"/>
      <text:p text:style-name="P6">Ecrire une chaine de caractere un char par un char</text:p>
      <text:p text:style-name="P6"/>
      <text:p text:style-name="P6"/>
      <text:p text:style-name="P12">#include &lt;unistd.h&gt;</text:p>
      <text:p text:style-name="P12"></text:p>
      <text:p text:style-name="P12">void<text:tab/>ft_putchar(char c)</text:p>
      <text:p text:style-name="P12">{</text:p>
      <text:p text:style-name="P12"><text:soft-page-break/><text:tab/>write(1, &amp;c, 1);</text:p>
      <text:p text:style-name="P12">}</text:p>
      <text:p text:style-name="P12"></text:p>
      <text:p text:style-name="P12">void<text:tab/>ft_putstr(char *str)</text:p>
      <text:p text:style-name="P12">{</text:p>
      <text:p text:style-name="P12"><text:tab/>int i;</text:p>
      <text:p text:style-name="P12"></text:p>
      <text:p text:style-name="P12"><text:tab/>i=0;</text:p>
      <text:p text:style-name="P12"><text:tab/>while(str[i] != '\0')</text:p>
      <text:p text:style-name="P12"><text:tab/>{</text:p>
      <text:p text:style-name="P12"><text:tab/><text:tab/>ft_putchar(str[i]);</text:p>
      <text:p text:style-name="P12"><text:tab/><text:tab/>i++;</text:p>
      <text:p text:style-name="P12"><text:tab/>}</text:p>
      <text:p text:style-name="P12">}</text:p>
      <text:p text:style-name="P5"/>
      <text:p text:style-name="P5">_____________________</text:p>
      <text:p text:style-name="P5"/>
      <text:p text:style-name="P5"/>
      <text:p text:style-name="P11">#include &lt;unistd.h&gt;</text:p>
      <text:p text:style-name="P11"></text:p>
      <text:p text:style-name="P11">void<text:tab/>ft_putchar(char c)</text:p>
      <text:p text:style-name="P11">{</text:p>
      <text:p text:style-name="P11"><text:tab/>write(1, &amp;c, 1);</text:p>
      <text:p text:style-name="P11">}</text:p>
      <text:p text:style-name="P11"></text:p>
      <text:p text:style-name="P11">void<text:tab/>ft_putstr(char *str)</text:p>
      <text:p text:style-name="P11">{</text:p>
      <text:p text:style-name="P11"><text:tab/>int i;</text:p>
      <text:p text:style-name="P11"></text:p>
      <text:p text:style-name="P11"><text:tab/>i=0;</text:p>
      <text:p text:style-name="P11"><text:tab/>while(str[i] != '\0')</text:p>
      <text:p text:style-name="P11"><text:tab/>{</text:p>
      <text:p text:style-name="P11"><text:tab/><text:tab/>ft_putchar(str[i]);</text:p>
      <text:p text:style-name="P11"><text:tab/><text:tab/>i++;</text:p>
      <text:p text:style-name="P11"><text:tab/>}</text:p>
      <text:p text:style-name="P11">}</text:p>
      <text:p text:style-name="P4"/>
      <text:p text:style-name="P6">ex06</text:p>
      <text:p text:style-name="P6"/>
      <text:p text:style-name="P6">Compte le nombre de charactere dans une chaine de charactere et le retourne</text:p>
      <text:p text:style-name="P6"/>
      <text:p text:style-name="P13">int<text:tab/><text:tab/>ft_strlen(char *str)</text:p>
      <text:p text:style-name="P13">{</text:p>
      <text:p text:style-name="P13"><text:tab/>int i;</text:p>
      <text:p text:style-name="P13"></text:p>
      <text:p text:style-name="P13"><text:tab/>i = 0;</text:p>
      <text:p text:style-name="P13"><text:tab/>while(str[i] != '\0')</text:p>
      <text:p text:style-name="P13"><text:tab/>{</text:p>
      <text:p text:style-name="P13"><text:tab/><text:tab/>i++;</text:p>
      <text:p text:style-name="P13"><text:tab/>}</text:p>
      <text:p text:style-name="P13"><text:tab/>return(i);</text:p>
      <text:p text:style-name="P13">}</text:p>
      <text:p text:style-name="P6"/>
      <text:p text:style-name="P6">ex07</text:p>
      <text:p text:style-name="P6"/>
      <text:p text:style-name="P6"/>
      <text:p text:style-name="P11">void<text:tab/>ft_rev_int_tab(int *tab, int size)</text:p>
      <text:p text:style-name="P11">{</text:p>
      <text:p text:style-name="P11"><text:tab/>int<text:tab/><text:tab/>i<text:span text:style-name="T3">ndex</text:span>;</text:p>
      <text:p text:style-name="P11"><text:tab/>int<text:tab/><text:tab/>swap;</text:p>
      <text:p text:style-name="P11"/>
      <text:p text:style-name="P11"><text:tab/>i = 0;</text:p>
      <text:p text:style-name="P11"><text:tab/>while (i<text:span text:style-name="T3">ndex</text:span> &lt; size / 2)</text:p>
      <text:p text:style-name="P11"><text:tab/>{</text:p>
      <text:p text:style-name="P11"><text:tab/><text:tab/>swap = tab[size - 1 - i<text:span text:style-name="T3">ndex</text:span>];</text:p>
      <text:p text:style-name="P15"><text:span text:style-name="T5"><text:tab/><text:tab/>tab[size - </text:span><text:span text:style-name="T2">index</text:span><text:span text:style-name="T5"> - 1] = tab[i</text:span><text:span text:style-name="T7">ndex</text:span><text:span text:style-name="T5">];</text:span></text:p>
      <text:p text:style-name="P11"><text:tab/><text:tab/>tab[i<text:span text:style-name="T3">ndex</text:span>] = swap;</text:p>
      <text:p text:style-name="P11"><text:tab/><text:tab/>i++;</text:p>
      <text:p text:style-name="P11"><text:tab/>}</text:p>
      <text:p text:style-name="P11">}</text:p>
      <text:p text:style-name="P4"><text:soft-page-break/></text:p>
      <text:p text:style-name="P4">_____________</text:p>
      <text:p text:style-name="P4"/>
      <text:p text:style-name="P4"/>
      <text:p text:style-name="P11">void<text:tab/>ft_rev_int_tab(int *tab, int size)</text:p>
      <text:p text:style-name="P11">{</text:p>
      <text:p text:style-name="P11"><text:tab/>int index;</text:p>
      <text:p text:style-name="P11"><text:tab/>int tmp;</text:p>
      <text:p text:style-name="P11"/>
      <text:p text:style-name="P11"><text:tab/>index = 0;</text:p>
      <text:p text:style-name="P11"><text:tab/>while (index &lt; size / 2)</text:p>
      <text:p text:style-name="P11"><text:tab/>{</text:p>
      <text:p text:style-name="P11"><text:tab/><text:tab/>tmp = tab[index];</text:p>
      <text:p text:style-name="P11"><text:tab/><text:tab/>tab[index] = tab[size - 1 - index];</text:p>
      <text:p text:style-name="P11"><text:tab/><text:tab/>tab[size - 1 - index] = tmp;</text:p>
      <text:p text:style-name="P11"><text:tab/><text:tab/>index++;</text:p>
      <text:p text:style-name="P11"><text:tab/>}</text:p>
      <text:p text:style-name="P11">}</text:p>
      <text:p text:style-name="P4"/>
      <text:p text:style-name="P7">ex08</text:p>
      <text:p text:style-name="P7"/>
      <text:p text:style-name="P14">void<text:tab/>ft_sort_int_tab(int *tab, int size)</text:p>
      <text:p text:style-name="P14">{</text:p>
      <text:p text:style-name="P14"><text:tab/>int<text:tab/><text:tab/>read_index;</text:p>
      <text:p text:style-name="P14"><text:tab/>int<text:tab/><text:tab/>analysed_index;</text:p>
      <text:p text:style-name="P14"><text:tab/>int<text:tab/><text:tab/>swap;</text:p>
      <text:p text:style-name="P14"/>
      <text:p text:style-name="P14"><text:tab/>i = 0;</text:p>
      <text:p text:style-name="P14"><text:tab/>while (read_index &lt; size)</text:p>
      <text:p text:style-name="P14"><text:tab/>{</text:p>
      <text:p text:style-name="P14"><text:tab/><text:tab/>analysed_index = 0;</text:p>
      <text:p text:style-name="P14"><text:tab/><text:tab/>while (analysed_index &lt; size)</text:p>
      <text:p text:style-name="P14"><text:tab/><text:tab/>{</text:p>
      <text:p text:style-name="P14"><text:tab/><text:tab/><text:tab/>if (tab[read_index] &lt; tab[analysed_index])</text:p>
      <text:p text:style-name="P14"><text:tab/><text:tab/><text:tab/>{</text:p>
      <text:p text:style-name="P14"><text:tab/><text:tab/><text:tab/><text:tab/>swap = tab[read_index];</text:p>
      <text:p text:style-name="P14"><text:tab/><text:tab/><text:tab/><text:tab/>tab[read_index] = tab[analysed_index];</text:p>
      <text:p text:style-name="P14"><text:tab/><text:tab/><text:tab/><text:tab/>tab[analysed_index] = swap;</text:p>
      <text:p text:style-name="P14"><text:tab/><text:tab/><text:tab/>}</text:p>
      <text:p text:style-name="P14"><text:tab/><text:tab/><text:tab/>analysed_index++;</text:p>
      <text:p text:style-name="P14"><text:tab/><text:tab/>}</text:p>
      <text:p text:style-name="P14"><text:tab/><text:tab/>read_index++;</text:p>
      <text:p text:style-name="P14"><text:tab/>}</text:p>
      <text:p text:style-name="P14">}</text:p>
      <text:p text:style-name="P14"/>
      <text:p text:style-name="P14">__________________________</text:p>
      <text:p text:style-name="P14"/>
      <text:p text:style-name="P14">#include &lt;stdbool.h&gt;</text:p>
      <text:p text:style-name="P14">#include &lt;stdio.h&gt;</text:p>
      <text:p text:style-name="P14"/>
      <text:p text:style-name="P14">void<text:tab/>ft_swap(int *a, int *b)</text:p>
      <text:p text:style-name="P14">{</text:p>
      <text:p text:style-name="P14"><text:tab/>int c;</text:p>
      <text:p text:style-name="P14"/>
      <text:p text:style-name="P14"><text:tab/>c = *a;</text:p>
      <text:p text:style-name="P14"><text:tab/>*a = *b;</text:p>
      <text:p text:style-name="P14"><text:tab/>*b = c;</text:p>
      <text:p text:style-name="P14">}</text:p>
      <text:p text:style-name="P14"/>
      <text:p text:style-name="P14">void<text:tab/>ft_sort_int_tab(int *tab, int size)</text:p>
      <text:p text:style-name="P14">{</text:p>
      <text:p text:style-name="P14"><text:tab/>int<text:tab/><text:tab/>read_index;</text:p>
      <text:p text:style-name="P14"><text:tab/>int<text:tab/><text:tab/>index;</text:p>
      <text:p text:style-name="P14"><text:tab/>bool<text:tab/>swapped;</text:p>
      <text:p text:style-name="P14"/>
      <text:p text:style-name="P14"><text:tab/>read_index = 0;</text:p>
      <text:p text:style-name="P14"><text:tab/>while (true)</text:p>
      <text:p text:style-name="P14"><text:tab/>{</text:p>
      <text:p text:style-name="P14"><text:tab/><text:tab/>swapped = false;</text:p>
      <text:p text:style-name="P14"><text:tab/><text:tab/>index = 0;</text:p>
      <text:p text:style-name="P14"><text:soft-page-break/><text:tab/><text:tab/>while (index &lt; size)</text:p>
      <text:p text:style-name="P14"><text:tab/><text:tab/>{</text:p>
      <text:p text:style-name="P14"><text:tab/><text:tab/><text:tab/>if (tab[index] &gt; tab[index + 1])</text:p>
      <text:p text:style-name="P14"><text:tab/><text:tab/><text:tab/>{</text:p>
      <text:p text:style-name="P14"><text:tab/><text:tab/><text:tab/><text:tab/>ft_swap(&amp;tab[index], &amp;tab[index + 1]);</text:p>
      <text:p text:style-name="P14"><text:tab/><text:tab/><text:tab/><text:tab/>swapped = true;</text:p>
      <text:p text:style-name="P14"><text:tab/><text:tab/><text:tab/>}</text:p>
      <text:p text:style-name="P14"><text:tab/><text:tab/><text:tab/>index++;</text:p>
      <text:p text:style-name="P14"><text:tab/><text:tab/>}</text:p>
      <text:p text:style-name="P14"><text:tab/><text:tab/>if (!swapped)</text:p>
      <text:p text:style-name="P14"><text:tab/><text:tab/>{</text:p>
      <text:p text:style-name="P14"><text:tab/><text:tab/><text:tab/>break ;</text:p>
      <text:p text:style-name="P14"><text:tab/><text:tab/>}</text:p>
      <text:p text:style-name="P14"><text:tab/><text:tab/>read_index++;</text:p>
      <text:p text:style-name="P14"><text:tab/>}</text:p>
      <text:p text:style-name="P14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702cm" fo:margin-left="0.63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9T13:55:03.141848615</dc:date>
    <meta:editing-duration>PT9H26M31S</meta:editing-duration>
    <meta:editing-cycles>66</meta:editing-cycles>
    <meta:generator>LibreOffice/6.3.4.2$MacOSX_X86_64 LibreOffice_project/60da17e045e08f1793c57c00ba83cdfce946d0aa</meta:generator>
    <meta:print-date>2020-02-17T21:38:14.774742587</meta:print-date>
    <meta:document-statistic meta:table-count="0" meta:image-count="0" meta:object-count="0" meta:page-count="4" meta:paragraph-count="183" meta:word-count="413" meta:character-count="2293" meta:non-whitespace-character-count="1837"/>
  </office:meta>
</office:document-meta>
</file>